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top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54cm" svg:x="11.795cm" svg:y="6.08cm">
          <text:p text:style-name="P1">PDF</text:p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4cm" svg:x="6.08cm" svg:y="6.08cm">
          <text:p text:style-name="P1">Web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065cm" svg:height="5.28cm" svg:x="4.81cm" svg:y="4.71cm">
          <text:p text:style-name="P1">Web serv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89cm" svg:y1="7.015cm" svg:x2="11.795cm" svg:y2="7.015cm">
          <text:p/>
        </draw:line>
        <draw:line draw:style-name="gr4" draw:text-style-name="P1" draw:layer="layout" svg:x1="11.795cm" svg:y1="7.685cm" svg:x2="9.89cm" svg:y2="7.685cm">
          <text:p/>
        </draw:line>
        <draw:line draw:style-name="gr4" draw:text-style-name="P1" draw:layer="layout" svg:x1="3.54cm" svg:y1="7.015cm" svg:x2="6.096cm" svg:y2="7.015cm">
          <text:p/>
        </draw:line>
        <draw:line draw:style-name="gr4" draw:text-style-name="P1" draw:layer="layout" svg:x1="6.096cm" svg:y1="7.685cm" svg:x2="3.54cm" svg:y2="7.6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cogoluegnes </meta:initial-creator>
    <meta:creation-date>2012-03-15T11:03:35</meta:creation-date>
    <dc:date>2012-03-15T11:08:51</dc:date>
    <dc:creator>acogoluegnes </dc:creator>
    <meta:editing-duration>PT5M18S</meta:editing-duration>
    <meta:editing-cycles>3</meta:editing-cycles>
    <meta:generator>LibreOffice/3.3$Unix LibreOffice_project/330m19$Build-401</meta:generator>
    <meta:document-statistic meta:object-count="7"/>
  </office:meta>
</office:document-meta>
</file>